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9cm" fo:min-width="1.715cm"/>
    </style:style>
    <style:style style:name="gr2" style:family="graphic" style:parent-style-name="standard">
      <style:graphic-properties draw:textarea-horizontal-align="justify" draw:textarea-vertical-align="middle" draw:auto-grow-height="false" fo:min-height="0.478cm" fo:min-width="1.715cm"/>
    </style:style>
    <style:style style:name="gr3" style:family="graphic" style:parent-style-name="standard">
      <style:graphic-properties draw:textarea-horizontal-align="justify" draw:textarea-vertical-align="middle" draw:auto-grow-height="false" fo:min-height="0.479cm" fo:min-width="1.716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74cm" fo:min-width="1.2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5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453cm" fo:min-width="0.924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452cm" fo:min-width="0.92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75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78cm" fo:min-width="1.7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2.3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1.0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1.03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1.03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4cm" fo:min-width="0.993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2.165cm"/>
      <style:paragraph-properties style:writing-mode="lr-tb"/>
    </style:style>
    <style:style style:name="gr2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3cm" fo:min-width="1.038cm"/>
      <style:paragraph-properties style:writing-mode="lr-tb"/>
    </style:style>
    <style:style style:name="gr2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0.62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0.62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4cm" fo:min-width="0.62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0.497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  <style:text-properties fo:font-size="18pt" fo:language="en" fo:country="G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15cm" svg:height="0.729cm" svg:x="6.684cm" svg:y="3.4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215cm" svg:height="0.729cm" svg:x="13.034cm" svg:y="3.4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215cm" svg:height="0.728cm" svg:x="6.684cm" svg:y="8.6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215cm" svg:height="0.728cm" svg:x="13.166cm" svg:y="8.6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2.216cm" svg:height="0.729cm" draw:transform="rotate (1.5707963267949) translate (10.74cm 7.444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684cm" svg:y1="3.818cm" svg:x2="4.495cm" svg:y2="5.229cm" draw:start-shape="id1" draw:start-glue-point="3" draw:end-shape="id2" draw:end-glue-point="4" svg:d="M6684 3818h-2189v1411" svg:viewBox="0 0 2190 1412">
          <text:p/>
        </draw:connector>
        <draw:connector draw:style-name="gr4" draw:text-style-name="P1" draw:layer="layout" svg:x1="4.495cm" svg:y1="7.667cm" svg:x2="6.684cm" svg:y2="8.978cm" draw:start-shape="id2" draw:start-glue-point="8" draw:end-shape="id3" draw:end-glue-point="3" svg:d="M4495 7667v1311h2189" svg:viewBox="0 0 2190 1312">
          <text:p/>
        </draw:connector>
        <draw:connector draw:style-name="gr4" draw:text-style-name="P1" draw:layer="layout" svg:x1="17.013cm" svg:y1="12.721cm" svg:x2="11.094cm" svg:y2="13.432cm" draw:start-shape="id4" draw:start-glue-point="2" draw:end-shape="id5" draw:end-glue-point="6" svg:d="M17013 12721v1213h-5919v-502" svg:viewBox="0 0 5920 1214">
          <text:p/>
        </draw:connector>
        <draw:connector draw:style-name="gr4" draw:text-style-name="P1" draw:layer="layout" svg:x1="8.899cm" svg:y1="8.978cm" svg:x2="13.166cm" svg:y2="8.978cm" draw:start-shape="id3" draw:start-glue-point="1" draw:end-shape="id6" draw:end-glue-point="3" svg:d="M8899 8978h4267" svg:viewBox="0 0 4268 1">
          <text:p/>
        </draw:connector>
        <draw:connector draw:style-name="gr4" draw:text-style-name="P1" draw:layer="layout" svg:x1="11.104cm" svg:y1="7.444cm" svg:x2="13.166cm" svg:y2="8.978cm" draw:start-shape="id7" draw:start-glue-point="3" draw:end-shape="id6" draw:end-glue-point="3" svg:d="M11104 7444v1534h2062" svg:viewBox="0 0 2063 1535">
          <text:p/>
        </draw:connector>
        <draw:connector draw:style-name="gr4" draw:text-style-name="P1" draw:layer="layout" svg:x1="13.034cm" svg:y1="3.818cm" svg:x2="11.104cm" svg:y2="5.228cm" draw:start-shape="id8" draw:start-glue-point="3" draw:end-shape="id7" draw:end-glue-point="1" svg:d="M13034 3818h-1930v1410" svg:viewBox="0 0 1931 1411">
          <text:p/>
        </draw:connector>
        <draw:custom-shape draw:style-name="gr5" draw:text-style-name="P1" xml:id="id2" draw:id="id2" draw:layer="layout" svg:width="2.436cm" svg:height="2.438cm" svg:x="3.277cm" svg:y="5.22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4.023cm" svg:height="1.475cm" svg:x="18.135cm" svg:y="6.9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10" draw:id="id10">
          <draw:custom-shape draw:style-name="gr7" draw:text-style-name="P1" draw:layer="layout" svg:width="2.848cm" svg:height="3.405cm" svg:x="15.68cm" svg:y="4.6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4" draw:layer="layout" svg:x1="17.101cm" svg:y1="5.674cm" svg:x2="17.101cm" svg:y2="7.348cm">
            <text:p/>
          </draw:line>
        </draw:g>
        <draw:custom-shape draw:style-name="gr9" draw:text-style-name="P5" xml:id="id5" draw:id="id5" draw:layer="layout" svg:width="2.847cm" svg:height="3.404cm" svg:x="9.67cm" svg:y="10.028cm">
          <text:p text:style-name="P2"><text:span text:style-name="T2">+</text:span></text:p>
          <text:p text:style-name="P2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3" draw:layer="layout" svg:width="4.259cm" svg:height="1.475cm" svg:x="11.549cm" svg:y="12.296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4" draw:text-style-name="P2" draw:layer="layout" svg:x1="8.899cm" svg:y1="8.978cm" svg:x2="11.094cm" svg:y2="10.028cm" draw:start-shape="id3" draw:start-glue-point="1" draw:end-shape="id5" draw:end-glue-point="4" svg:d="M8899 8978h2195v1050" svg:viewBox="0 0 2196 1051">
          <text:p/>
        </draw:connector>
        <draw:connector draw:style-name="gr4" draw:text-style-name="P2" draw:layer="layout" svg:x1="8.899cm" svg:y1="3.818cm" svg:x2="11.104cm" svg:y2="5.228cm" draw:start-shape="id1" draw:start-glue-point="1" draw:end-shape="id7" draw:end-glue-point="1" svg:d="M8899 3818h2205v1410" svg:viewBox="0 0 2206 1411">
          <text:p/>
        </draw:connector>
        <draw:connector draw:style-name="gr4" draw:text-style-name="P2" draw:layer="layout" draw:line-skew="0.744cm" svg:x1="15.381cm" svg:y1="8.978cm" svg:x2="16.883cm" svg:y2="9.084cm" draw:start-shape="id6" draw:start-glue-point="1" draw:end-shape="id9" svg:d="M15381 8978h1494v106h8" svg:viewBox="0 0 1503 107">
          <text:p/>
        </draw:connector>
        <draw:connector draw:style-name="gr4" draw:text-style-name="P2" draw:layer="layout" svg:x1="15.249cm" svg:y1="3.818cm" svg:x2="17.104cm" svg:y2="4.684cm" draw:start-shape="id8" draw:start-glue-point="1" draw:end-shape="id10" draw:end-glue-point="0" svg:d="M15249 3818h1855v866" svg:viewBox="0 0 1856 867">
          <text:p/>
        </draw:connector>
        <draw:connector draw:style-name="gr4" draw:text-style-name="P2" draw:layer="layout" svg:x1="17.104cm" svg:y1="8.089cm" svg:x2="17.013cm" svg:y2="10.436cm" draw:start-shape="id10" draw:start-glue-point="2" draw:end-shape="id4" draw:end-glue-point="0" svg:d="M17104 8089v1149h-91v1198" svg:viewBox="0 0 92 2348">
          <text:p/>
        </draw:connector>
        <draw:custom-shape draw:style-name="gr11" draw:text-style-name="P1" xml:id="id11" draw:id="id11" draw:layer="layout" svg:width="2.214cm" svg:height="0.728cm" svg:x="6.683cm" svg:y="14.0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215cm" svg:height="0.729cm" draw:transform="rotate (1.5707963267949) translate (4.125cm 12.735cm)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8.897cm" svg:y1="14.402cm" svg:x2="11.094cm" svg:y2="13.432cm" draw:start-shape="id11" draw:start-glue-point="1" draw:end-shape="id5" draw:end-glue-point="6" svg:d="M8897 14402h2197v-970" svg:viewBox="0 0 2198 971">
          <text:p/>
        </draw:connector>
        <draw:connector draw:style-name="gr4" draw:text-style-name="P2" draw:layer="layout" svg:x1="4.489cm" svg:y1="10.52cm" svg:x2="6.684cm" svg:y2="8.978cm" draw:start-shape="id12" draw:start-glue-point="1" draw:end-shape="id3" draw:end-glue-point="3" svg:d="M4489 10520v-1542h2195" svg:viewBox="0 0 2196 1543">
          <text:p/>
        </draw:connector>
        <draw:connector draw:style-name="gr4" draw:text-style-name="P2" draw:layer="layout" svg:x1="4.489cm" svg:y1="12.735cm" svg:x2="6.683cm" svg:y2="14.402cm" draw:start-shape="id12" draw:start-glue-point="3" draw:end-shape="id11" draw:end-glue-point="3" svg:d="M4489 12735v1667h2194" svg:viewBox="0 0 2195 1668">
          <text:p/>
        </draw:connector>
        <draw:frame draw:style-name="gr12" draw:text-style-name="P3" draw:layer="layout" svg:width="2.859cm" svg:height="1.474cm" svg:x="18.664cm" svg:y="10.075cm">
          <draw:text-box>
            <text:p><text:span text:style-name="T2">I</text:span><text:span text:style-name="T3">c</text:span></text:p>
          </draw:text-box>
        </draw:frame>
        <draw:frame draw:style-name="gr13" draw:text-style-name="P6" draw:layer="layout" svg:width="1.537cm" svg:height="1.474cm" svg:x="7.169cm" svg:y="4.183cm">
          <draw:text-box>
            <text:p>R<text:span text:style-name="T6">1</text:span></text:p>
          </draw:text-box>
        </draw:frame>
        <draw:frame draw:style-name="gr13" draw:text-style-name="P6" draw:layer="layout" svg:width="1.537cm" svg:height="1.474cm" svg:x="7.139cm" svg:y="14.766cm">
          <draw:text-box>
            <text:p>R<text:span text:style-name="T6">7</text:span></text:p>
          </draw:text-box>
        </draw:frame>
        <draw:frame draw:style-name="gr14" draw:text-style-name="P6" draw:layer="layout" svg:width="1.536cm" svg:height="1.474cm" svg:x="13.582cm" svg:y="9.342cm">
          <draw:text-box>
            <text:p>R<text:span text:style-name="T6">5</text:span></text:p>
          </draw:text-box>
        </draw:frame>
        <draw:frame draw:style-name="gr15" draw:text-style-name="P6" draw:layer="layout" svg:width="1.538cm" svg:height="1.474cm" svg:x="7.076cm" svg:y="9.342cm">
          <draw:text-box>
            <text:p>R<text:span text:style-name="T6">4</text:span></text:p>
          </draw:text-box>
        </draw:frame>
        <draw:frame draw:style-name="gr16" draw:text-style-name="P6" draw:layer="layout" svg:width="1.538cm" svg:height="1.474cm" svg:x="11.258cm" svg:y="5.794cm">
          <draw:text-box>
            <text:p>R<text:span text:style-name="T6">3</text:span></text:p>
          </draw:text-box>
        </draw:frame>
        <draw:frame draw:style-name="gr13" draw:text-style-name="P6" draw:layer="layout" svg:width="1.537cm" svg:height="1.474cm" svg:x="13.457cm" svg:y="4.183cm">
          <draw:text-box>
            <text:p>R<text:span text:style-name="T6">2</text:span></text:p>
          </draw:text-box>
        </draw:frame>
        <draw:frame draw:style-name="gr16" draw:text-style-name="P6" draw:layer="layout" svg:width="1.538cm" svg:height="1.474cm" svg:x="2.587cm" svg:y="10.842cm">
          <draw:text-box>
            <text:p>R<text:span text:style-name="T6">6</text:span></text:p>
          </draw:text-box>
        </draw:frame>
        <draw:custom-shape draw:style-name="gr17" draw:text-style-name="P2" draw:layer="layout" svg:width="0.309cm" svg:height="0.342cm" svg:x="10.927cm" svg:y="8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9" draw:id="id9" draw:layer="layout" svg:width="0.309cm" svg:height="0.342cm" svg:x="16.883cm" svg:y="8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308cm" svg:height="0.342cm" svg:x="10.929cm" svg:y="14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308cm" svg:height="0.342cm" svg:x="10.929cm" svg:y="3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3" draw:id="id13" draw:layer="layout" svg:width="0.311cm" svg:height="0.342cm" svg:x="4.313cm" svg:y="8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493cm" svg:height="3.354cm" svg:x="9.374cm" svg:y="4.73cm">
          <draw:text-box>
            <text:p>+</text:p>
            <text:p>V<text:span text:style-name="T6">b</text:span></text:p>
            <text:p>-</text:p>
          </draw:text-box>
        </draw:frame>
        <draw:line draw:style-name="gr19" draw:text-style-name="P7" draw:layer="layout" svg:x1="5.342cm" svg:y1="10.52cm" svg:x2="5.342cm" svg:y2="13.016cm">
          <text:p/>
        </draw:line>
        <draw:frame draw:style-name="gr20" draw:text-style-name="P8" draw:layer="layout" svg:width="2.432cm" svg:height="2.415cm" svg:x="5.535cm" svg:y="10.849cm">
          <draw:text-box>
            <text:p><text:span text:style-name="T4">I</text:span><text:span text:style-name="T5">d</text:span></text:p>
          </draw:text-box>
        </draw:frame>
        <draw:g xml:id="id4" draw:id="id4">
          <draw:line draw:style-name="gr21" draw:text-style-name="P7" draw:layer="layout" svg:x1="17.014cm" svg:y1="10.436cm" svg:x2="17.014cm" svg:y2="11.195cm">
            <text:p/>
          </draw:line>
          <draw:line draw:style-name="gr21" draw:text-style-name="P7" draw:layer="layout" svg:x1="16.007cm" svg:y1="11.202cm" svg:x2="18.018cm" svg:y2="11.202cm">
            <text:p/>
          </draw:line>
          <draw:line draw:style-name="gr21" draw:text-style-name="P7" draw:layer="layout" svg:x1="16.009cm" svg:y1="11.966cm" svg:x2="18.02cm" svg:y2="11.966cm">
            <text:p/>
          </draw:line>
          <draw:line draw:style-name="gr21" draw:text-style-name="P7" draw:layer="layout" svg:x1="17.014cm" svg:y1="11.962cm" svg:x2="17.014cm" svg:y2="12.721cm">
            <text:p/>
          </draw:line>
        </draw:g>
        <draw:line draw:style-name="gr19" draw:text-style-name="P7" draw:layer="layout" svg:x1="18.474cm" svg:y1="9.776cm" svg:x2="18.474cm" svg:y2="12.272cm">
          <text:p/>
        </draw:line>
        <draw:frame draw:style-name="gr22" draw:text-style-name="P6" draw:layer="layout" svg:width="1.538cm" svg:height="1.473cm" svg:x="15.475cm" svg:y="11.967cm">
          <draw:text-box>
            <text:p>C</text:p>
          </draw:text-box>
        </draw:frame>
        <draw:g>
          <draw:line draw:style-name="gr23" draw:text-style-name="P7" draw:layer="layout" svg:x1="4.725cm" svg:y1="9.713cm" svg:x2="3.222cm" svg:y2="9.726cm">
            <text:p/>
          </draw:line>
          <draw:line draw:style-name="gr23" draw:text-style-name="P7" draw:layer="layout" svg:x1="4.726cm" svg:y1="9.705cm" svg:x2="3.223cm" svg:y2="9.718cm">
            <text:p/>
          </draw:line>
          <draw:line draw:style-name="gr23" draw:text-style-name="P7" draw:layer="layout" svg:x1="3.633cm" svg:y1="10.014cm" svg:x2="4.38cm" svg:y2="10.014cm">
            <text:p/>
          </draw:line>
          <draw:line draw:style-name="gr23" draw:text-style-name="P7" draw:layer="layout" svg:x1="3.834cm" svg:y1="10.273cm" svg:x2="4.193cm" svg:y2="10.273cm">
            <text:p/>
          </draw:line>
          <draw:line draw:style-name="gr23" draw:text-style-name="P7" draw:layer="layout" svg:x1="3.994cm" svg:y1="9.694cm" svg:x2="4cm" svg:y2="9.027cm">
            <text:p/>
          </draw:line>
        </draw:g>
        <draw:connector draw:style-name="gr24" draw:text-style-name="P2" draw:layer="layout" svg:x1="4.313cm" svg:y1="9.017cm" svg:x2="2.474cm" svg:y2="9.009cm" draw:start-shape="id13" draw:start-glue-point="6" svg:d="M4313 9017h-1170v-8h-669" svg:viewBox="0 0 1840 9">
          <text:p/>
        </draw:connector>
        <draw:frame draw:style-name="gr25" draw:text-style-name="P6" draw:layer="layout" svg:width="1.128cm" svg:height="1.272cm" svg:x="4.093cm" svg:y="2.545cm">
          <draw:text-box>
            <text:p>1</text:p>
          </draw:text-box>
        </draw:frame>
        <draw:frame draw:style-name="gr25" draw:text-style-name="P6" draw:layer="layout" svg:width="1.128cm" svg:height="1.272cm" svg:x="10.445cm" svg:y="2.545cm">
          <draw:text-box>
            <text:p>2</text:p>
          </draw:text-box>
        </draw:frame>
        <draw:frame draw:style-name="gr25" draw:text-style-name="P6" draw:layer="layout" svg:width="1.128cm" svg:height="1.272cm" svg:x="16.397cm" svg:y="2.545cm">
          <draw:text-box>
            <text:p>3</text:p>
          </draw:text-box>
        </draw:frame>
        <draw:frame draw:style-name="gr26" draw:text-style-name="P6" draw:layer="layout" svg:width="1.129cm" svg:height="1.272cm" svg:x="11.106cm" svg:y="7.838cm">
          <draw:text-box>
            <text:p>5</text:p>
          </draw:text-box>
        </draw:frame>
        <draw:custom-shape draw:style-name="gr17" draw:text-style-name="P2" draw:layer="layout" svg:width="0.308cm" svg:height="0.342cm" svg:x="10.929cm" svg:y="15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6" draw:layer="layout" svg:width="1.128cm" svg:height="1.274cm" svg:x="4.093cm" svg:y="14.453cm">
          <draw:text-box>
            <text:p>7</text:p>
          </draw:text-box>
        </draw:frame>
        <draw:frame draw:style-name="gr27" draw:text-style-name="P6" draw:layer="layout" svg:width="1.128cm" svg:height="1.274cm" svg:x="10.445cm" svg:y="14.453cm">
          <draw:text-box>
            <text:p>8</text:p>
          </draw:text-box>
        </draw:frame>
        <draw:frame draw:style-name="gr28" draw:text-style-name="P6" draw:layer="layout" svg:width="0.997cm" svg:height="1.272cm" svg:x="17.192cm" svg:y="8.366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4T17:39:58.222000000</meta:creation-date>
    <dc:date>2021-04-04T17:45:43.004000000</dc:date>
    <meta:editing-duration>PT5M46S</meta:editing-duration>
    <meta:editing-cycles>1</meta:editing-cycles>
    <meta:document-statistic meta:object-count="66"/>
    <meta:generator>LibreOffice/7.1.1.2$Windows_X86_64 LibreOffice_project/fe0b08f4af1bacafe4c7ecc87ce55bb426164676</meta:generator>
  </office:meta>
</office:document-meta>
</file>